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14cm" fo:min-width="3.971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2.1cm" fo:min-width="3.9cm"/>
      <style:paragraph-properties style:writing-mode="lr-tb"/>
    </style:style>
    <style:style style:name="gr4" style:family="graphic" style:parent-style-name="standard">
      <style:graphic-properties draw:fill-color="#00ff00" draw:textarea-horizontal-align="justify" draw:textarea-vertical-align="middle" draw:auto-grow-height="false" fo:min-height="2.55cm" fo:min-width="5.4cm"/>
      <style:paragraph-properties style:writing-mode="lr-tb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75cm" fo:min-width="7.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00ff00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T1" style:family="text">
      <style:text-properties fo:color="#ffff00"/>
    </style:style>
    <style:style style:name="T2" style:family="text">
      <style:text-properties fo:color="#00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1cm" svg:height="2.8cm" svg:x="9.4cm" svg:y="1.8cm">
          <text:p text:style-name="P1">16 days of gold</text:p>
          <text:p text:style-name="P1">and S&amp;P price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draw:type="line" svg:x1="12.062cm" svg:y1="4.6cm" svg:x2="12.1cm" svg:y2="5.9cm" draw:start-shape="id1" draw:start-glue-point="7" draw:end-shape="id2" draw:end-glue-point="4" svg:d="M12062 4600l38 1300" svg:viewBox="0 0 39 1301">
          <text:p/>
        </draw:connector>
        <draw:custom-shape draw:style-name="gr3" draw:text-style-name="P3" xml:id="id2" draw:id="id2" draw:layer="layout" svg:width="8.8cm" svg:height="4.7cm" svg:x="7.7cm" svg:y="5.9cm">
          <text:p text:style-name="P1">Determine cluster of</text:p>
          <text:p text:style-name="P1">predictor to us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7.7cm" svg:y1="8.25cm" svg:x2="5.25cm" svg:y2="11.6cm" draw:start-shape="id2" draw:start-glue-point="5" draw:end-shape="id3" draw:end-glue-point="0" svg:d="M7700 8250l-2450 3350" svg:viewBox="0 0 2451 3351">
          <text:p/>
        </draw:connector>
        <draw:custom-shape draw:style-name="gr4" draw:text-style-name="P4" xml:id="id3" draw:id="id3" draw:layer="layout" svg:width="5.9cm" svg:height="2.8cm" svg:x="2.3cm" svg:y="11.6cm">
          <text:p text:style-name="P1">Predict tomorrow’s</text:p>
          <text:p text:style-name="P1">gold price cluster 1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5.9cm" svg:height="2.8cm" svg:x="9.2cm" svg:y="11.6cm">
          <text:p text:style-name="P1">Predict tomorrow’s</text:p>
          <text:p text:style-name="P1">gold price cluster 2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5.9cm" svg:height="2.8cm" svg:x="16.1cm" svg:y="11.6cm">
          <text:p text:style-name="P1">Predict tomorrow’s</text:p>
          <text:p text:style-name="P1">gold price cluster 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2.1cm" svg:y1="10.6cm" svg:x2="12.15cm" svg:y2="11.6cm" draw:start-shape="id2" draw:start-glue-point="6" draw:end-shape="id4" draw:end-glue-point="0" svg:d="M12100 10600l50 1000" svg:viewBox="0 0 51 1001">
          <text:p/>
        </draw:connector>
        <draw:connector draw:style-name="gr2" draw:text-style-name="P2" draw:layer="layout" draw:type="line" svg:x1="16.5cm" svg:y1="8.25cm" svg:x2="19.05cm" svg:y2="11.6cm" draw:start-shape="id2" draw:start-glue-point="7" draw:end-shape="id5" draw:end-glue-point="0" svg:d="M16500 8250l2550 3350" svg:viewBox="0 0 2551 3351">
          <text:p/>
        </draw:connector>
        <draw:custom-shape draw:style-name="gr1" draw:text-style-name="P1" xml:id="id6" draw:id="id6" draw:layer="layout" svg:width="7.1cm" svg:height="2.8cm" svg:x="8.6cm" svg:y="16.2cm">
          <text:p text:style-name="P1">Predicted price</text:p>
          <text:p text:style-name="P1">of gol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draw:type="line" svg:x1="5.25cm" svg:y1="14.4cm" svg:x2="12.15cm" svg:y2="16.2cm" draw:start-shape="id3" draw:start-glue-point="2" draw:end-shape="id6" draw:end-glue-point="5" svg:d="M5250 14400l6900 1800" svg:viewBox="0 0 6901 1801">
          <text:p/>
        </draw:connector>
        <draw:connector draw:style-name="gr2" draw:text-style-name="P2" draw:layer="layout" draw:type="line" svg:x1="12.15cm" svg:y1="14.4cm" svg:x2="12.15cm" svg:y2="16.2cm" draw:start-shape="id4" draw:start-glue-point="2" draw:end-shape="id6" draw:end-glue-point="5" svg:d="M12150 14400v1800" svg:viewBox="0 0 1 1801">
          <text:p/>
        </draw:connector>
        <draw:connector draw:style-name="gr2" draw:text-style-name="P2" draw:layer="layout" draw:type="line" svg:x1="19.05cm" svg:y1="14.4cm" svg:x2="12.15cm" svg:y2="16.2cm" draw:start-shape="id5" draw:start-glue-point="2" draw:end-shape="id6" draw:end-glue-point="5" svg:d="M19050 14400l-6900 1800" svg:viewBox="0 0 6901 1801">
          <text:p/>
        </draw:connector>
        <draw:custom-shape draw:style-name="gr5" draw:text-style-name="P5" draw:layer="layout" svg:width="7.7cm" svg:height="2cm" svg:x="17.7cm" svg:y="17.5cm">
          <text:p text:style-name="P1"><text:span text:style-name="T1">Yellow</text:span> – K-means cluster</text:p>
          <text:p text:style-name="P1"><text:span text:style-name="T2">Green</text:span> – Tabular predicto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1T09:38:09.275260677</meta:creation-date>
    <dc:date>2021-12-21T09:56:52.227561855</dc:date>
    <meta:editing-duration>PT28S</meta:editing-duration>
    <meta:editing-cycles>1</meta:editing-cycles>
    <meta:document-statistic meta:object-count="14"/>
    <meta:generator>LibreOffice/6.4.7.2$Linux_X86_64 LibreOffice_project/40$Build-2</meta:generator>
  </office:meta>
</office:document-meta>
</file>